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5.334cm" svg:x="6.461cm" svg:y="1.635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31cm" svg:height="2.286cm" svg:x="7.985cm" svg:y="10.017cm">
          <text:p text:style-name="P1">Rou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84cm" svg:height="2.921cm" svg:x="5.826cm" svg:y="17.637cm">
          <text:p text:style-name="P1">Docker Hub(192.168.1.23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44cm" svg:y1="6.715cm" svg:x2="10.271cm" svg:y2="10.271cm">
          <text:p/>
        </draw:line>
        <draw:line draw:style-name="gr2" draw:text-style-name="P1" draw:layer="layout" svg:x1="10.652cm" svg:y1="12.176cm" svg:x2="11.287cm" svg:y2="18.018cm">
          <text:p/>
        </draw:line>
        <draw:custom-shape draw:style-name="gr1" draw:text-style-name="P1" draw:layer="layout" svg:width="4.318cm" svg:height="1.778cm" svg:x="2.27cm" svg:y="23.86cm">
          <text:p text:style-name="P1">Instance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1.778cm" svg:x="7.604cm" svg:y="23.733cm">
          <text:p text:style-name="P1">Instance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905cm" svg:x="13.319cm" svg:y="23.86cm">
          <text:p text:style-name="P1">Instance 10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604cm" svg:y1="20.304cm" svg:x2="4.556cm" svg:y2="23.86cm">
          <text:p/>
        </draw:line>
        <draw:line draw:style-name="gr2" draw:text-style-name="P1" draw:layer="layout" svg:x1="11.033cm" svg:y1="20.431cm" svg:x2="10.144cm" svg:y2="23.987cm">
          <text:p/>
        </draw:line>
        <draw:line draw:style-name="gr2" draw:text-style-name="P1" draw:layer="layout" svg:x1="15.097cm" svg:y1="20.431cm" svg:x2="16.748cm" svg:y2="23.86cm">
          <text:p/>
        </draw:line>
        <draw:custom-shape draw:style-name="gr1" draw:text-style-name="P1" draw:layer="layout" svg:width="4.191cm" svg:height="1.143cm" svg:x="10.906cm" svg:y="7.858cm">
          <text:p text:style-name="P1">Port:59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778cm" svg:x="11.795cm" svg:y="13.7cm">
          <text:p text:style-name="P1">596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gesh Gavhane</meta:initial-creator>
    <meta:creation-date>2016-11-11T02:09:09.155107637</meta:creation-date>
    <dc:date>2016-11-11T09:02:30.705349544</dc:date>
    <dc:creator>Yogesh Gavhane</dc:creator>
    <meta:editing-duration>PT2H57M5S</meta:editing-duration>
    <meta:editing-cycles>1</meta:editing-cycles>
    <meta:document-statistic meta:object-count="13"/>
    <meta:generator>LibreOffice/4.2.8.2$Linux_X86_64 LibreOffice_project/420$Build-2</meta:generator>
  </office:meta>
</office:document-meta>
</file>